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  <style:font-face style:name="Aptos unicode" svg:font-family="&quot;Aptos unicod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style:font-name="Aptos unicode" style:font-name-asian="Aptos unicode" style:font-name-complex="Aptos unicode"/>
    </style:style>
    <style:style style:name="ce8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4.6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4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ncip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át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pl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i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l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m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í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i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en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s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res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r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j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en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ng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o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mal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n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u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ida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p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mb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h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á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ób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i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çú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u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eg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u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iz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i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ta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e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m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árvo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e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v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en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vô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z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calh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i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b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r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ij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cicl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f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lh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a-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m-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ne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qu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ur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f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av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n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v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b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o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n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é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cola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ur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ga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i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lub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e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i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e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bo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su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aç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ia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po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u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nh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r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en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mi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ut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pr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qui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a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emp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míl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r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j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éria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l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m-de-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n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ç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m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eb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t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u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istór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m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á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spi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t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d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l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íc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r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rdi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g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íng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v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c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oj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c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d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m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ei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hã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áqu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gari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teri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éd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n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in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m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nta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s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úsic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rez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i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v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úme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uv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ri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o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u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d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í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lav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ne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p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áss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é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ix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sso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e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la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ó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íc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i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s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ave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ble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du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fess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gra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ij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in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ád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rig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pos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az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i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gi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e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ta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vis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ou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u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áb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pa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rdinh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ú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a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h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ç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mb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í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ld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p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p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evis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eratu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o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rm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r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v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al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ã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d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ag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íde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zi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nta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zon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i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z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cei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ur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e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qui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d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er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s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nhu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ingué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t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quê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óp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lqu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u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úni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b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ab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nt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o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cred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d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grad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j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mo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r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anj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rr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a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rin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a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o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l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p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h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tinu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ver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r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stu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zi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r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i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u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nç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ci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i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cul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orm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co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ga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tr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nvi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lh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c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pe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qu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t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c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r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i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ug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a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os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r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uar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a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v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o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j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a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m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ev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mp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u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an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x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r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ost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d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s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fe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u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ec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sse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d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g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n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gu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ô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ci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ocu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ux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ce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e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po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b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al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gu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n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r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b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fr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n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r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ub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n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ir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c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m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orn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balh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raz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us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nd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est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sit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iv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a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voltar</text:p>
          </table:table-cell>
          <table:table-cell table:number-columns-repeated="16383"/>
        </table:table-row>
        <table:table-row table:number-rows-repeated="160" table:style-name="ro1">
          <table:table-cell table:style-name="ce3"/>
          <table:table-cell table:number-columns-repeated="16383"/>
        </table:table-row>
        <table:table-row table:number-rows-repeated="1047683" table:style-name="ro1">
          <table:table-cell table:number-columns-repeated="16384"/>
        </table:table-row>
      </table:table>
      <table:table table:name="ExpressoesSilaba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5">
            <text:p>(?&lt;=[lmnrsx])(?=[bcçdfgjlmnpqrs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![lmnrsxz])(?=[bcçdfgjpqrtv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[lmnrsxz]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lh|nh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(ai|ei|oi|ui|au|eu|iu|ou))(?=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ão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ieo])(?=[aeo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bcçdfhjlmnpsrtvxz]u)(?=a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8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[r]$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9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n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[íú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1</text:p>
          </table:table-cell>
          <table:table-cell table:number-columns-repeated="16381"/>
        </table:table-row>
        <table:table-row table:style-name="ro1">
          <table:table-cell office:value-type="string" table:style-name="ce7">
            <text:p>-</text:p>
          </table:table-cell>
          <table:table-cell office:value-type="string" table:style-name="ce7">
            <text:p><text:s/></text:p>
          </table:table-cell>
          <table:table-cell office:value-type="string" table:style-name="ce1">
            <text:p>S12</text:p>
          </table:table-cell>
          <table:table-cell table:number-columns-repeated="1638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1048563" table:style-name="ro1">
          <table:table-cell table:number-columns-repeated="16384"/>
        </table:table-row>
      </table:table>
      <table:database-ranges>
        <table:database-range table:target-range-address="Palavras.A1:Palavras.A89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  <style:font-face style:name="Aptos unicode" svg:font-family="&quot;Aptos unicode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5-01-22T14:49:42Z</meta:creation-date>
    <dc:date>2025-04-12T17:18:59Z</dc:date>
  </office:meta>
</office:document-meta>
</file>